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3353" officeooo:paragraph-rsid="00113353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323ca" officeooo:paragraph-rsid="001c7ef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3353" officeooo:paragraph-rsid="00113353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23ca" officeooo:paragraph-rsid="001323c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9efd" officeooo:paragraph-rsid="00159ef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0361" officeooo:paragraph-rsid="001b0361" style:font-weight-asian="normal" style:font-weight-complex="normal"/>
    </style:style>
    <style:style style:name="T1" style:family="text">
      <style:text-properties officeooo:rsid="001323c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9efd"/>
    </style:style>
    <style:style style:name="T4" style:family="text">
      <style:text-properties style:text-underline-style="none" officeooo:rsid="001c7ef5"/>
    </style:style>
    <style:style style:name="T5" style:family="text">
      <style:text-properties style:text-underline-style="none" officeooo:rsid="001cada8"/>
    </style:style>
    <style:style style:name="T6" style:family="text">
      <style:text-properties officeooo:rsid="001cada8"/>
    </style:style>
    <style:style style:name="T7" style:family="text">
      <style:text-properties officeooo:rsid="001d1c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To Be Resolved <text:span text:style-name="T1">Group MW-Wed Team 4</text:span></text:p>
      <text:p text:style-name="P1"/>
      <text:list xml:id="list4509840472879095132" text:style-name="L1">
        <text:list-item>
          <text:p text:style-name="P4">create and edit squares, circles triangles, &amp; bumpers</text:p>
        </text:list-item>
        <text:list-item>
          <text:p text:style-name="P4">create and edit flippers</text:p>
        </text:list-item>
        <text:list-item>
          <text:p text:style-name="P4">connect the actions to the flippers and bumpers to triggers</text:p>
        </text:list-item>
        <text:list-item>
          <text:p text:style-name="P4">create physics loop</text:p>
        </text:list-item>
        <text:list-item>
          <text:p text:style-name="P2"><text:span text:style-name="T2">implement the use case </text:span><text:span text:style-name="T3">scenarios, </text:span><text:span text:style-name="T4">including pre and post conditions as well as alternative paths and the course of events the user takes to implement each identified user case in the system</text:span></text:p>
        </text:list-item>
        <text:list-item>
          <text:p text:style-name="P2"><text:span text:style-name="T4">create </text:span><text:span text:style-name="T2">class diagram: </text:span><text:span text:style-name="T5">identify class relationships, and which classes belong in the model, view and controller of the system</text:span></text:p>
        </text:list-item>
        <text:list-item>
          <text:p text:style-name="P4">assign tasks to members using project management plan, and add milestones <text:span text:style-name="T6">and set realistic targets</text:span></text:p>
        </text:list-item>
        <text:list-item>
          <text:p text:style-name="P6">complete Gantt chart <text:span text:style-name="T7">along with the project plan to diagrammatically display tasks and milestones</text:span></text:p>
        </text:list-item>
        <text:list-item>
          <text:p text:style-name="P4">brainstorm ideas of how the GUI should look, <text:span text:style-name="T7">and build a prototype using a GUI builder</text:span></text:p>
        </text:list-item>
        <text:list-item>
          <text:p text:style-name="P4">describe the triggering system connecting triggers to actions, <text:span text:style-name="T7">i.e. user key events, flipper actions, collisions and timer of ball movement</text:span></text:p>
        </text:list-item>
        <text:list-item>
          <text:p text:style-name="P5">screen shots of editor for build and 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47:13.710036500</meta:creation-date>
    <dc:date>2018-01-24T12:59:44.287881197</dc:date>
    <meta:editing-duration>PT44M4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68" meta:character-count="982" meta:non-whitespace-character-count="837"/>
  </office:meta>
</office:document-meta>
</file>